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717bd" officeooo:paragraph-rsid="000717bd"/>
    </style:style>
    <style:style style:name="P2" style:family="paragraph" style:parent-style-name="Standard">
      <style:text-properties officeooo:rsid="0008dd3a" officeooo:paragraph-rsid="0008dd3a"/>
    </style:style>
    <style:style style:name="P3" style:family="paragraph" style:parent-style-name="Standard">
      <style:text-properties officeooo:rsid="000a6733" officeooo:paragraph-rsid="000a6733"/>
    </style:style>
    <style:style style:name="P4" style:family="paragraph" style:parent-style-name="Standard">
      <style:text-properties officeooo:rsid="000ab96d" officeooo:paragraph-rsid="000ab96d"/>
    </style:style>
    <style:style style:name="P5" style:family="paragraph" style:parent-style-name="Standard">
      <style:text-properties officeooo:rsid="000c3887" officeooo:paragraph-rsid="000c3887"/>
    </style:style>
    <style:style style:name="P6" style:family="paragraph" style:parent-style-name="Standard">
      <style:text-properties officeooo:rsid="000d0424" officeooo:paragraph-rsid="000d0424"/>
    </style:style>
    <style:style style:name="P7" style:family="paragraph" style:parent-style-name="Standard">
      <style:text-properties officeooo:rsid="000d0424" officeooo:paragraph-rsid="000dbda6"/>
    </style:style>
    <style:style style:name="P8" style:family="paragraph" style:parent-style-name="Standard">
      <style:text-properties officeooo:rsid="000dbda6" officeooo:paragraph-rsid="000dbda6"/>
    </style:style>
    <style:style style:name="T1" style:family="text">
      <style:text-properties officeooo:rsid="0008dd3a"/>
    </style:style>
    <style:style style:name="T2" style:family="text">
      <style:text-properties officeooo:rsid="000ab96d"/>
    </style:style>
    <style:style style:name="T3" style:family="text">
      <style:text-properties officeooo:rsid="000dbda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vid Towson<text:tab/><text:tab/>I have read and understood the course academic integrity policy</text:p>
      <text:p text:style-name="P1"/>
      <text:p text:style-name="P1"/>
      <text:p text:style-name="P1">Timeout Scheme:</text:p>
      <text:p text:style-name="P1"/>
      <text:p text:style-name="P1">ABT:</text:p>
      <text:p text:style-name="P1"><text:s/>I used a straightforward timeout scheme; setting a timer for each outgoing packet from A and <text:s/>resending the packet when it expires. <text:s/>If A_INPUT receives the packet before the timer expires, it is removed.</text:p>
      <text:p text:style-name="P1"/>
      <text:p text:style-name="P1">GBN:</text:p>
      <text:p text:style-name="P1">Whenever I hit A_OUTPUT I would check if the outgoing packet was the first in my current window. <text:s/>If the packet was the first in the window, I would set my timer. <text:s/>When receiving a packet in A_INPUT I would advance the window and reset the timer.</text:p>
      <text:p text:style-name="P1"/>
      <text:p text:style-name="P1">SR:</text:p>
      <text:p text:style-name="P1">For selective repeat, I held a <text:span text:style-name="T1">list</text:span> of events. <text:s/>Whenever a new packet was sent out from A_OUTPUT I would <text:span text:style-name="T1">push the event to the back of the list</text:span> with a copy of the packet and a float holding the alarm time. <text:s/></text:p>
      <text:p text:style-name="P1"/>
      <text:p text:style-name="P1">I found this scheme preferable because all events have the same timeout value. <text:s/>Therefore each event I push to the <text:span text:style-name="T1">back of the list will be served in order when I pop from the front.</text:span></text:p>
      <text:p text:style-name="P1"/>
      <text:p text:style-name="P2">Whenever a timer expires, I grab the event at the front of the list, resend the packet, and then push an event with a newly calculated timeout to the back of the list.</text:p>
      <text:p text:style-name="P2"/>
      <text:p text:style-name="P2">If a packet is received through A_INPUT, I use an iterator to seek out the corresponding event, and erase it from the list.</text:p>
      <text:p text:style-name="P2"/>
      <text:p text:style-name="P2">Whenever an event expires or is removed, I check whether the list is empty or not. If the list is not empty, I pop the next event and set the timer to (EVENT → ALARM_TIME) - ( GET_SIM_TIME()).</text:p>
      <text:p text:style-name="P2"/>
      <text:p text:style-name="P3">In this way I can use a single timer to alert based on the difference between current time, and the alarm timeout for as many events as I need.</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Design:</text:p>
      <text:p text:style-name="P3"/>
      <text:p text:style-name="P3">One of the key data structures I used to implement the sliding windows was a circular queue. <text:s/>This is an array that keeps track of it's start index, and end index. <text:s/>Starting at (0,0) whenever a packet is inserted the end index is incremented, (0,1) and when <text:span text:style-name="T2">a packet is removed the start index is incremented (1,0). <text:s/>If the end index is about to wrap around to the start_index I know that the window is full. <text:s/>Start/end index movement wraps around the array with modulus.</text:span></text:p>
      <text:p text:style-name="P3"/>
      <text:p text:style-name="P4">This structure is ideal because it provides the queue interface for pushing and popping packets at the beginning and end of the array, and allows access by index to each member.</text:p>
      <text:p text:style-name="P1"/>
      <text:p text:style-name="P5">Another component I used was a message buffer implemented as a queue. <text:s/>The structure is fairly simple and just stores incoming messages for when the window is full.</text:p>
      <text:p text:style-name="P1"/>
      <text:p text:style-name="P6">To further explain my timer solution:</text:p>
      <text:p text:style-name="P6"/>
      <text:p text:style-name="P6">Timer is List holding Event structs</text:p>
      <text:p text:style-name="P6"/>
      <text:p text:style-name="P6">each Event is a { FLOAT alarm_time ; pkt packet }</text:p>
      <text:p text:style-name="P6"/>
      <text:p text:style-name="P7">* WHEN A_OUTPUT SENDS PACKET* <text:span text:style-name="T3">Timer::schedule_alarm(float time, struct pkt sent_packet)</text:span></text:p>
      <text:p text:style-name="P6"/>
      <text:p text:style-name="P6">when a packet is sent and registered with the timer, an Event object is created with</text:p>
      <text:p text:style-name="P6">{ alarm_time = Current_time + CONSTANT }<text:tab/></text:p>
      <text:p text:style-name="P6"/>
      <text:p text:style-name="P6">IF ( the list of events is empty queue the event and start the timer )</text:p>
      <text:p text:style-name="P6">ELSE ( simply queue the event )</text:p>
      <text:p text:style-name="P6"/>
      <text:p text:style-name="P7">* WHEN A_OUTPUT SENDS PACKET* <text:span text:style-name="T3">Timer::schedule_alarm(float time, struct pkt sent_packet)</text:span></text:p>
      <text:p text:style-name="P6"/>
      <text:p text:style-name="P6"/>
      <text:p text:style-name="P7">* WHEN TIMER INTERRUPT OCCURS* <text:span text:style-name="T3">Timer::handle_next_event_alarm()</text:span></text:p>
      <text:p text:style-name="P6"/>
      <text:p text:style-name="P6">1) Pop event from the front of the list</text:p>
      <text:p text:style-name="P6">2) If ( event list is not empty) :</text:p>
      <text:p text:style-name="P6"><text:s text:c="4"/>( set timer for next event starttimer( event→alarm_time – current_time <text:s/>) )</text:p>
      <text:p text:style-name="P7"><text:s text:c="4"/>// <text:span text:style-name="T3">float time_to_next_alarm = next_event.alarm_time - get_sim_time();</text:span></text:p>
      <text:p text:style-name="P6"/>
      <text:p text:style-name="P6">3) CALL ( schedule_alarm ) to add the triggered event to the event list again</text:p>
      <text:p text:style-name="P6">4) send triggered event packet tolayer3 <text:s/></text:p>
      <text:p text:style-name="P6"/>
      <text:p text:style-name="P7">* WHEN TIMER INTERRUPT OCCURS* <text:span text:style-name="T3">Timer::handle_next_event_alarm()</text:span></text:p>
      <text:p text:style-name="P7"/>
      <text:p text:style-name="P7"/>
      <text:p text:style-name="P7"/>
      <text:p text:style-name="P7"/>
      <text:p text:style-name="P7"/>
      <text:p text:style-name="P7"/>
      <text:p text:style-name="P7"><text:soft-page-break/></text:p>
      <text:p text:style-name="P7">* <text:span text:style-name="T3">WHEN ALARM NEEDS TO BE REMOVED FROM LIST * Timer::remove_alarm(int seq_num)</text:span></text:p>
      <text:p text:style-name="P7">* <text:span text:style-name="T3">called when a_input wants to un-register alarm*</text:span></text:p>
      <text:p text:style-name="P7"/>
      <text:p text:style-name="P8">ITERATOR ( std::list&lt;struct Event&gt;::iterator iter )</text:p>
      <text:p text:style-name="P8"/>
      <text:p text:style-name="P8">IF ( sequence number parameter EQUALS iter packet sequence number )</text:p>
      <text:p text:style-name="P8"><text:s text:c="4"/>ERASE event</text:p>
      <text:p text:style-name="P8"><text:s text:c="4"/>IF ( ERASED first event in list)</text:p>
      <text:p text:style-name="P8"><text:s text:c="8"/>STOP_TIMER → get next event (if exists) → restart timer</text:p>
      <text:p text:style-name="P8"/>
      <text:p text:style-name="P7">* <text:span text:style-name="T3">WHEN ALARM NEEDS TO BE REMOVED FROM LIST * Timer::remove_alarm(int seq_nu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1T20:46:51.273451304</meta:creation-date>
    <dc:date>2016-04-01T23:34:03.723375957</dc:date>
    <meta:editing-duration>PT29M1S</meta:editing-duration>
    <meta:editing-cycles>1</meta:editing-cycles>
    <meta:document-statistic meta:table-count="0" meta:image-count="0" meta:object-count="0" meta:page-count="3" meta:paragraph-count="42" meta:word-count="669" meta:character-count="3812" meta:non-whitespace-character-count="3141"/>
    <meta:generator>LibreOffice/5.0.5.2$Linux_X86_64 LibreOffice_project/00m0$Build-2</meta:generator>
  </office:meta>
</office:document-meta>
</file>